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839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3752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Time_20_Table">
      <style:table-properties table:display="true" style:writing-mode="lr-tb"/>
    </style:style>
    <style:style style:name="ta2" style:family="table" style:master-page-name="PageStyle_5f_Movements">
      <style:table-properties table:display="true" style:writing-mode="lr-tb"/>
    </style:style>
    <style:style style:name="ta3" style:family="table" style:master-page-name="PageStyle_5f_Exits-_20_Stop_20_Stations_20_to_20_Depot">
      <style:table-properties table:display="true" style:writing-mode="lr-tb"/>
    </style:style>
    <style:style style:name="ta4" style:family="table" style:master-page-name="PageStyle_5f_Entries_20_-_20_Depot_20_to_20_Start_20_Stat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fo:background-color="#f6f9d4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8f2a1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6f9d4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8f2a1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Time 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Route Code</text:p>
          </table:table-cell>
          <table:table-cell office:value-type="string" calcext:value-type="string">
            <text:p>Departure Time</text:p>
          </table:table-cell>
          <table:table-cell office:value-type="string" calcext:value-type="string">
            <text:p>Start Station Code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nd Station Code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05:20:30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05:33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6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6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0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0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6:55:29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7:05:3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8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1:15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2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31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09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18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07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:05:30</text:p>
          </table:table-cell>
          <table:table-cell table:style-name="ce6" office:value-type="float" office:value="63" calcext:value-type="float">
            <text:p>63</text:p>
          </table:table-cell>
          <table:table-cell table:style-name="ce3" office:value-type="string" calcext:value-type="string">
            <text:p>14:20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9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0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1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2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7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8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9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0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1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8:0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5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6:45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0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4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2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2:4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8:22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2:23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2:36:29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0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03:29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5:05:30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05:20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1:05:30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1:20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5:42:30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57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6:05:30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20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4:57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0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4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1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2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3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9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0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1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7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8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8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9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49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5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7:3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3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1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0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2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0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3:2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4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5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0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12:29</text:p>
          </table:table-cell>
          <table:table-cell table:style-name="ce6"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57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39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06:30:30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06:54:29</text:p>
          </table:table-cell>
          <table:table-cell table:style-name="ce7"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2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5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1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2:3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25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0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1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9:1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5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5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9:0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9:4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0:2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1:0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1:4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01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1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5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8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9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0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31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8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5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8:03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2:53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8:45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7:1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7:30:29</text:p>
          </table:table-cell>
          <table:table-cell table:style-name="ce6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0:4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1:00:29</text:p>
          </table:table-cell>
          <table:table-cell table:style-name="ce6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6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6:45:29</text:p>
          </table:table-cell>
          <table:table-cell table:style-name="ce6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1:0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21:20:29</text:p>
          </table:table-cell>
          <table:table-cell table:style-name="ce6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07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13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1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21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4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7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2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4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9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4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3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4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0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4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4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0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0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1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3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3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2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3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2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2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1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5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3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0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3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4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0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3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5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0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2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3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5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0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5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1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4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4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0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3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3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0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0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2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3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2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4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5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2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4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1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1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3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1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3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4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0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3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3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4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4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3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4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0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3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4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1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2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5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4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0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5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4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3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2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3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9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0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2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3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1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4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3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5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9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0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1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3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05:22:30</text:p>
          </table:table-cell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05:50:29</text:p>
          </table:table-cell>
          <table:table-cell office:value-type="float" office:value="71" calcext:value-type="float">
            <text:p>71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2:40:30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22:52:29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8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9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0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1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2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3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4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5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6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8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9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0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0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1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2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3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4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5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7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8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9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0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1:2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1:59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6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6:26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6:24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0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8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0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3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5:02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9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1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21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5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53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57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9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2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55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7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1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2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2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2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4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2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1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7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9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1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1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6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16:29</text:p>
          </table:table-cell>
          <table:table-cell table:style-name="ce6" office:value-type="float" office:value="537" calcext:value-type="float">
            <text:p>537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4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56:29</text:p>
          </table:table-cell>
          <table:table-cell table:style-name="ce6" office:value-type="float" office:value="537" calcext:value-type="float">
            <text:p>53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2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4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0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9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1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2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7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9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2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8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3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6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0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3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5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14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3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1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9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8:22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4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1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0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4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1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6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7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8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9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4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4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24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24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5:21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22:29</text:p>
          </table:table-cell>
          <table:table-cell office:value-type="float" office:value="246" calcext:value-type="float">
            <text:p>246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3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3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0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3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2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9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5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0:1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5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4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0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2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5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1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4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1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0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0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9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5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0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0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1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1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2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3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4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4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0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3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5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3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5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0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4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2:0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3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2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5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2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1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3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1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3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1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9:3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1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0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1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1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0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2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2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5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1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4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0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2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1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2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3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5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3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5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9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2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0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1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4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3:0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0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3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0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5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5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9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0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5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1:1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5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2:1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5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1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1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2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2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9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2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0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2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1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2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1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2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4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4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9:0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4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0:0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4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1:0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3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0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0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0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3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0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9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1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0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0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2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3:0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3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4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3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5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6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2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0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3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36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4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5:4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43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5:2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0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1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2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48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53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4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3:49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4:4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12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9:1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14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19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0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2:1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6:2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11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07:16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49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21:5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string" calcext:value-type="string">
            <text:p>18:3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4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08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0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1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2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3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4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5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7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8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9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0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1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9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9:3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2:09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7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8:19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0:4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7:1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3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4:39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4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1:4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2:54:29</text:p>
          </table:table-cell>
          <table:table-cell table:style-name="ce6" office:value-type="float" office:value="684" calcext:value-type="float">
            <text:p>684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08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0:33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03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4:28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58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7:28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9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58:29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7:07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4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1:1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6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8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1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5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0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5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13:43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1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21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09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5:13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41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8:45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5:40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53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6:57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8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5:22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7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5:51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6:49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11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4:15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36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5:40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12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6:16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4:27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11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9:15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3:54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46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4:50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21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19:25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21:23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14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22:18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21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07:21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57:30</text:p>
          </table:table-cell>
          <table:table-cell office:value-type="float" office:value="355" calcext:value-type="float">
            <text:p>355</text:p>
          </table:table-cell>
          <table:table-cell table:style-name="ce3" office:value-type="string" calcext:value-type="string">
            <text:p>22:01:29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7:11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25:29</text:p>
          </table:table-cell>
          <table:table-cell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4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5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3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1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5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1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1:4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53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7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4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0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19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5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34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2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38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4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03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22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17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01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1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3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34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2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1:4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03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7:0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19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:1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27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6:2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43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4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47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47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6:4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01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8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47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4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07:29</text:p>
          </table:table-cell>
          <table:table-cell table:style-name="ce6" office:value-type="float" office:value="717" calcext:value-type="float">
            <text:p>717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33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2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1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7:2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0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2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2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1:4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5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5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5:3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7:2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8:4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9:0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1:1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1:3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3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3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5:1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6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9:1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9:2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1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21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2:4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23:00:29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0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11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3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3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0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5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1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5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2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3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9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0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3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2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4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4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4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4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1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1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3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0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3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2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4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5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2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3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0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9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1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0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1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3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0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2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4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4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1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39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0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3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2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1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1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3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2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01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2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5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1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01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2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2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2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4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4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0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21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0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2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4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2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2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5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2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4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4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1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3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0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4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1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4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9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0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5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1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4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2:0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5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4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1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1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1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3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1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29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5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3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36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9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9:3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:3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0:5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3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3:0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2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04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2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4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4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5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3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5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8:0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1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11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21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1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2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1:3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3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2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3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3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0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1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5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7:0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1:3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3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4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4:1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37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5:1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18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4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6:0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01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0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0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1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1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2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3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8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8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9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9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53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6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8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3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4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7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7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1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21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7:16:30</text:p>
          </table:table-cell>
          <table:table-cell table:style-name="ce6" office:value-type="float" office:value="537" calcext:value-type="float">
            <text:p>537</text:p>
          </table:table-cell>
          <table:table-cell table:style-name="ce3" office:value-type="string" calcext:value-type="string">
            <text:p>07:35:29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4:56:30</text:p>
          </table:table-cell>
          <table:table-cell table:style-name="ce6" office:value-type="float" office:value="537" calcext:value-type="float">
            <text:p>537</text:p>
          </table:table-cell>
          <table:table-cell table:style-name="ce3" office:value-type="string" calcext:value-type="string">
            <text:p>15:15:29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15:55:30</text:p>
          </table:table-cell>
          <table:table-cell office:value-type="float" office:value="549" calcext:value-type="float">
            <text:p>549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2:27:30</text:p>
          </table:table-cell>
          <table:table-cell office:value-type="float" office:value="554" calcext:value-type="float">
            <text:p>554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554" calcext:value-type="float">
            <text:p>554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7:5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9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0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1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1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7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8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9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1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0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7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2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1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8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9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1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3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3:0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9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0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1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2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53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16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1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8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9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0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1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2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0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28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3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38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3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08:08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08:2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0:33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10:4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4:28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14:4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5:58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9:58:30</text:p>
          </table:table-cell>
          <table:table-cell office:value-type="float" office:value="565" calcext:value-type="float">
            <text:p>565</text:p>
          </table:table-cell>
          <table:table-cell table:style-name="ce3" office:value-type="string" calcext:value-type="string">
            <text:p>20:1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:08:30</text:p>
          </table:table-cell>
          <table:table-cell table:style-name="ce6" office:value-type="float" office:value="586" calcext:value-type="float">
            <text:p>586</text:p>
          </table:table-cell>
          <table:table-cell table:style-name="ce3" office:value-type="string" calcext:value-type="string">
            <text:p>15:20:29</text:p>
          </table:table-cell>
          <table:table-cell table:style-name="ce6" office:value-type="float" office:value="782" calcext:value-type="float">
            <text:p>782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7:00:29</text:p>
          </table:table-cell>
          <table:table-cell office:value-type="float" office:value="325" calcext:value-type="float">
            <text:p>325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7:4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8:00:29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:20:30</text:p>
          </table:table-cell>
          <table:table-cell table:style-name="ce6" office:value-type="float" office:value="586" calcext:value-type="float">
            <text:p>586</text:p>
          </table:table-cell>
          <table:table-cell table:style-name="ce3" office:value-type="string" calcext:value-type="string">
            <text:p>14:40:29</text:p>
          </table:table-cell>
          <table:table-cell table:style-name="ce6" office:value-type="float" office:value="787" calcext:value-type="float">
            <text:p>787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6:54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10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2:45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5:57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7:42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40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45:29</text:p>
          </table:table-cell>
          <table:table-cell office:value-type="float" office:value="1088" calcext:value-type="float">
            <text:p>1088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9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0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1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2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7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8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9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2:05:29</text:p>
          </table:table-cell>
          <table:table-cell office:value-type="float" office:value="325" calcext:value-type="float">
            <text:p>325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57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4:17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4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4:29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0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3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8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9:3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1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2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7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09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1:25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11:5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4:40:30</text:p>
          </table:table-cell>
          <table:table-cell table:style-name="ce6" office:value-type="float" office:value="591" calcext:value-type="float">
            <text:p>591</text:p>
          </table:table-cell>
          <table:table-cell table:style-name="ce2" office:value-type="string" calcext:value-type="string">
            <text:p>15:09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2:35:30</text:p>
          </table:table-cell>
          <table:table-cell table:style-name="ce6" office:value-type="float" office:value="591" calcext:value-type="float">
            <text:p>591</text:p>
          </table:table-cell>
          <table:table-cell table:style-name="ce2" office:value-type="string" calcext:value-type="string">
            <text:p>22:59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4:3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5:1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51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7:0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8:16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8:5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9:46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20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21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21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7:1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08:0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8:38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7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7:58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5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6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42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7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7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9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0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5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2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6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8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9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20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3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20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5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6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02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7:1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5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3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5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7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0:55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21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23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4:57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5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2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1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2:2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2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5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6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8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5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6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8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20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23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5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3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21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06:00:30</text:p>
          </table:table-cell>
          <table:table-cell office:value-type="float" office:value="680" calcext:value-type="float">
            <text:p>680</text:p>
          </table:table-cell>
          <table:table-cell table:style-name="ce3" office:value-type="string" calcext:value-type="string">
            <text:p>06:12:29</text:p>
          </table:table-cell>
          <table:table-cell table:style-name="ce8" office:value-type="float" office:value="769" calcext:value-type="float">
            <text:p>769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5:43:30</text:p>
          </table:table-cell>
          <table:table-cell office:value-type="float" office:value="684" calcext:value-type="float">
            <text:p>684</text:p>
          </table:table-cell>
          <table:table-cell table:style-name="ce3" office:value-type="string" calcext:value-type="string">
            <text:p>06:02:29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5:00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05:19:29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5:11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05:30:29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5:23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05:42:29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9:3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0:0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2:09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2:3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8:19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8:4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0:4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21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5:30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7:1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3:3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4:39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5:0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5:4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1:44:30</text:p>
          </table:table-cell>
          <table:table-cell table:style-name="ce6" office:value-type="float" office:value="684" calcext:value-type="float">
            <text:p>684</text:p>
          </table:table-cell>
          <table:table-cell table:style-name="ce3" office:value-type="string" calcext:value-type="string">
            <text:p>22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5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4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1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2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1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4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0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0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10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0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2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4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4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3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4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3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5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3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1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4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1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0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2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1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0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9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21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0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1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3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0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5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1:1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2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15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4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3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4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6:4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6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6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54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0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1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7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8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6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6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6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07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33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36:30</text:p>
          </table:table-cell>
          <table:table-cell table:style-name="ce6" office:value-type="float" office:value="686" calcext:value-type="float">
            <text:p>686</text:p>
          </table:table-cell>
          <table:table-cell table:style-name="ce3" office:value-type="string" calcext:value-type="string">
            <text:p>21:4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9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8:1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8:21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6:2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6:33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7:33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46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01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14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4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53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14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27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7:07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7:18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1:4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21:58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7:1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28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7:51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8:04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5:2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33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03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16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:3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48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:5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05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8:5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9:05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7:24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41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:3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47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6:39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7:00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6:48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05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4:52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09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7:06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23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:1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27:29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2:19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22:33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8:34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7:39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7:53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2:10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22:24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4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7:1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4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38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01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1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3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2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8:21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0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8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8:34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2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34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7:42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01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7:59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20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7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7:33:29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32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1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1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4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0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6:35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7:29</text:p>
          </table:table-cell>
          <table:table-cell office:value-type="float" office:value="351" calcext:value-type="float">
            <text:p>351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179" calcext:value-type="float">
            <text:p>179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4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57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7:16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7:5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9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5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6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7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8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9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9:1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09:33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5:3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5:53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9:40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9:58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07:37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6:13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6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4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5:13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7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8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9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20:12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7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9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0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1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2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6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4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:40:30</text:p>
          </table:table-cell>
          <table:table-cell table:style-name="ce6" office:value-type="float" office:value="787" calcext:value-type="float">
            <text:p>787</text:p>
          </table:table-cell>
          <table:table-cell table:style-name="ce3" office:value-type="string" calcext:value-type="string">
            <text:p>15:08:29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5:14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08:16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5:32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824" calcext:value-type="float">
            <text:p>824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6:07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6:32:29</text:p>
          </table:table-cell>
          <table:table-cell office:value-type="float" office:value="824" calcext:value-type="float">
            <text:p>824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834" calcext:value-type="float">
            <text:p>834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8:1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834" calcext:value-type="float">
            <text:p>834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5:1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6:00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7:0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1:1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1:55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6:1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6:51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20:11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5:50:30</text:p>
          </table:table-cell>
          <table:table-cell table:style-name="ce6" office:value-type="float" office:value="803" calcext:value-type="float">
            <text:p>803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824" calcext:value-type="float">
            <text:p>824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4:30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05:11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8:08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08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2:15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13:00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17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805" calcext:value-type="float">
            <text:p>805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05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07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3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7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820" calcext:value-type="float">
            <text:p>820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824" calcext:value-type="float">
            <text:p>824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835" calcext:value-type="float">
            <text:p>835</text:p>
          </table:table-cell>
          <table:table-cell table:style-name="ce3" office:value-type="string" calcext:value-type="string">
            <text:p>06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07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16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2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53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8:0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8:1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2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:3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38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:3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0:4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:4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1:5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2:56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3:03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2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3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38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4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55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1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2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6:56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03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7:17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7:24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2:14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22:21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9:3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9:4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37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5:5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8:0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8:1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3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5:53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00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3:57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04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22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47:29</text:p>
          </table:table-cell>
          <table:table-cell table:style-name="ce6"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8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5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9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2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5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1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4:2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5:57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6:00:29</text:p>
          </table:table-cell>
          <table:table-cell table:style-name="ce6"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56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02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7:06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0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3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9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21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1:45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22:00:29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06:5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4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23:0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6:42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07:17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6:1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17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07:05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13:24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15:24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7:3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7:51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:0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11:21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6:50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17:06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1:2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21:41:29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3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1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0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3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5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4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3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2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4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5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5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1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0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4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3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0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2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4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3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4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1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0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1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3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0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5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2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3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5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2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4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1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1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4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2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2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2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5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4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number-rows-repeated="104644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Movements" table:style-name="ta2">
        <office:forms form:automatic-focus="false" form:apply-design-mode="false"/>
        <table:table-column table:style-name="co8" table:default-cell-style-name="ce1"/>
        <table:table-column table:style-name="co5" table:default-cell-style-name="ce1"/>
        <table:table-column table:style-name="co7" table:number-columns-repeated="255" table:default-cell-style-name="ce1"/>
        <table:table-row table:style-name="ro1">
          <table:table-cell office:value-type="string" calcext:value-type="string">
            <text:p>Start Station Code</text:p>
          </table:table-cell>
          <table:table-cell office:value-type="string" calcext:value-type="string">
            <text:p>End Station Code</text:p>
          </table:table-cell>
          <table:table-cell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20" calcext:value-type="float">
            <text:p>820</text:p>
          </table:table-cell>
          <table:table-cell office:value-type="float" office:value="38" calcext:value-type="float">
            <text:p>38</text:p>
          </table:table-cell>
          <table:table-cell table:number-columns-repeated="254"/>
        </table:table-row>
        <table:table-row table:style-name="ro1">
          <table:table-cell table:style-name="ce6" office:value-type="float" office:value="617" calcext:value-type="float">
            <text:p>617</text:p>
          </table:table-cell>
          <table:table-cell office:value-type="float" office:value="625" calcext:value-type="float">
            <text:p>625</text:p>
          </table:table-cell>
          <table:table-cell office:value-type="float" office:value="16" calcext:value-type="float">
            <text:p>16</text:p>
          </table:table-cell>
          <table:table-cell table:number-columns-repeated="254"/>
        </table:table-row>
        <table:table-row table:style-name="ro1">
          <table:table-cell table:style-name="ce6" office:value-type="float" office:value="625" calcext:value-type="float">
            <text:p>625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number-columns-repeated="25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6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6"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table:number-columns-repeated="25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 table:number-rows-repeated="104855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xits- Stop Stations to Depot" table:style-name="ta3">
        <office:forms form:automatic-focus="false" form:apply-design-mode="false"/>
        <table:table-column table:style-name="co8" table:default-cell-style-name="ce1"/>
        <table:table-column table:style-name="co5" table:default-cell-style-name="ce1"/>
        <table:table-column table:style-name="co7" table:number-columns-repeated="255" table:default-cell-style-name="ce1"/>
        <table:table-row table:style-name="ro1">
          <table:table-cell office:value-type="string" calcext:value-type="string">
            <text:p>Stop Station Code</text:p>
          </table:table-cell>
          <table:table-cell office:value-type="string" calcext:value-type="string">
            <text:p>Depot Code</text:p>
          </table:table-cell>
          <table:table-cell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5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5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54"/>
        </table:table-row>
        <table:table-row table:style-name="ro1">
          <table:table-cell table:style-name="ce6" office:value-type="float" office:value="684" calcext:value-type="float">
            <text:p>68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table:style-name="ce6" office:value-type="float" office:value="686" calcext:value-type="float">
            <text:p>68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54"/>
        </table:table-row>
        <table:table-row table:style-name="ro1">
          <table:table-cell table:style-name="ce6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 table:number-rows-repeated="104853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ntries - Depot to Start Stations" table:style-name="ta4">
        <office:forms form:automatic-focus="false" form:apply-design-mode="false"/>
        <table:table-column table:style-name="co8" table:default-cell-style-name="ce1"/>
        <table:table-column table:style-name="co3" table:default-cell-style-name="ce1"/>
        <table:table-column table:style-name="co7" table:number-columns-repeated="255" table:default-cell-style-name="ce1"/>
        <table:table-row table:style-name="ro1">
          <table:table-cell table:style-name="ce9" office:value-type="string" calcext:value-type="string">
            <text:p>Depot Code</text:p>
          </table:table-cell>
          <table:table-cell table:style-name="ce9" office:value-type="string" calcext:value-type="string">
            <text:p>Start Station Code</text:p>
          </table:table-cell>
          <table:table-cell table:style-name="ce9"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25" calcext:value-type="float">
            <text:p>2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4" calcext:value-type="float">
            <text:p>714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2" calcext:value-type="float">
            <text:p>782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792" calcext:value-type="float">
            <text:p>792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78" calcext:value-type="float">
            <text:p>1078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 table:number-rows-repeated="104853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28in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Table" style:display-name="PageStyle_Time Tab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vements" style:display-name="PageStyle_Movem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its-_20_Stop_20_Stations_20_to_20_Depot" style:display-name="PageStyle_Exits- Stop Stations to Depo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ntries_20_-_20_Depot_20_to_20_Start_20_Stations" style:display-name="PageStyle_Entries - Depot to Start Station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17T20:41:15</dc:date>
    <meta:editing-cycles>13</meta:editing-cycles>
    <meta:editing-duration>PT13H14M44S</meta:editing-duration>
    <meta:document-statistic meta:table-count="4" meta:cell-count="10923" meta:object-count="0"/>
    <meta:generator>LibreOffice/6.3.4.2$Windows_X86_64 LibreOffice_project/60da17e045e08f1793c57c00ba83cdfce946d0aa</meta:generator>
  </office:meta>
</office:document-meta>
</file>